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draw:id="id1" draw:layer="layout" svg:width="1.524cm" svg:height="1.524cm" svg:x="5.207cm" svg:y="8.043cm">
          <text:p text:style-name="P1">S</text:p>
        </draw:circle>
        <draw:circle draw:style-name="gr1" draw:text-style-name="P2" draw:id="id2" draw:layer="layout" svg:width="1.524cm" svg:height="1.524cm" svg:x="9.017cm" svg:y="8.043cm">
          <text:p text:style-name="P1">I</text:p>
        </draw:circle>
        <draw:connector draw:style-name="gr2" draw:text-style-name="P2" draw:layer="layout" draw:type="curve" svg:x1="5.969cm" svg:y1="8.043cm" svg:x2="9.779cm" svg:y2="8.043cm" draw:start-shape="id1" draw:start-glue-point="0" draw:end-shape="id2" draw:end-glue-point="0">
          <text:p/>
        </draw:connector>
        <draw:connector draw:style-name="gr2" draw:text-style-name="P2" draw:layer="layout" draw:type="curve" svg:x1="9.779cm" svg:y1="9.567cm" svg:x2="5.969cm" svg:y2="9.567cm" draw:start-shape="id2" draw:start-glue-point="2" draw:end-shape="id1" draw:end-glue-point="2">
          <text:p/>
        </draw:connector>
        <draw:frame draw:style-name="gr3" draw:layer="layout" svg:width="1.001cm" svg:height="1.028cm" svg:x="7.254cm" svg:y="6.5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7cm" svg:height="0.522cm" svg:x="7.493cm" svg:y="9.567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ulien Arino</meta:initial-creator>
    <meta:creation-date>2007-02-01T12:45:29</meta:creation-date>
    <dc:creator>Julien Arino</dc:creator>
    <dc:date>2007-02-03T11:35:45</dc:date>
    <dc:language>en-US</dc:language>
    <meta:editing-cycles>4</meta:editing-cycles>
    <meta:editing-duration>PT9M33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</math:mo>
      <math:mfrac>
        <math:mi math:fontstyle="italic">SI</math:mi>
        <math:mi>N</math:mi>
      </math:mfrac>
    </math:mrow>
    <math:annotation math:encoding="StarMath 5.0">%beta SI over N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</math:mo>
      <math:mi>I</math:mi>
    </math:mrow>
    <math:annotation math:encoding="StarMath 5.0">%gamma I</math:annotation>
  </math:semantics>
</math:math>
</file>